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 fo:margin-top="0.1665in" fo:margin-bottom="0.0835in"/>
      <style:text-properties style:font-name="Times" fo:font-size="12.0pt"/>
    </style:style>
    <style:style style:name="P4" style:family="paragraph" style:parent-style-name="Standard">
      <style:text-properties style:font-name="Arial" fo:font-size="8.3pt" fo:color="#005999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Hello Developer, </text:p>
      <text:p text:style-name="P1"/>
      <text:p text:style-name="P1">Your product manager has supplied you with feedback for the Note App MVP, the notes are not all well defined. There is a second round feedback meeting; you must produce something for the product managers to view and provide further questions for clarification if necessary. </text:p>
      <text:p text:style-name="P1"/>
      <text:p text:style-name="P1">This test will look for the following skills:</text:p>
      <text:list text:style-name="L1">
        <text:list-item>
          <text:p text:style-name="P2">Java backend design / testing </text:p>
        </text:list-item>
        <text:list-item>
          <text:p text:style-name="P2">Basic front-end knowledge </text:p>
        </text:list-item>
        <text:list-item>
          <text:p text:style-name="P2">Product management requirements refinement</text:p>
        </text:list-item>
      </text:list>
      <text:p text:style-name="P1"/>
      <text:p text:style-name="P1">Goodluck.</text:p>
      <text:p text:style-name="P1"/>
      <text:p text:style-name="P3"><text:span text:style-name="T1">My Notes app</text:span></text:p>
      <text:p text:style-name="P1"/>
      <text:p text:style-name="P1">There are a number of problems with this application that need to be fixed. </text:p>
      <text:p text:style-name="P1"/>
      <text:p text:style-name="P1"><text:span text:style-name="T1">Login </text:span></text:p>
      <text:p text:style-name="P1"><text:span text:style-name="T1"/></text:p>
      <text:p text:style-name="P1">1) The layout needs attention – clean this up as you would expect a simple login form to look. </text:p>
      <text:p text:style-name="P1">2) Password text is not hidden</text:p>
      <text:p text:style-name="P1">3) Basic validation does not work i.e. empty fields or bad credentials</text:p>
      <text:p text:style-name="P1"/>
      <text:p text:style-name="P1"><text:span text:style-name="T1">Available Notes</text:span></text:p>
      <text:p text:style-name="P1"><text:span text:style-name="T1"/></text:p>
      <text:p text:style-name="P1">1) This should render all available notes for the user available on the server.</text:p>
      <text:p text:style-name="P1">2) Should be able to click on a note and for it to load within the ‘edit note’ panel inputs fully populated. </text:p>
      <text:p text:style-name="P1"/>
      <text:p text:style-name="P1"><text:span text:style-name="T1">Save/Editing a new note</text:span></text:p>
      <text:p text:style-name="P1"><text:span text:style-name="T1"/></text:p>
      <text:p text:style-name="P1">1) Saving/Updating a new note should be stored at the server and available in the list of available notes.</text:p>
      <text:p text:style-name="P1">2) Cancel button should remove any selected note in edit view, ‘No note selected’ should be present within this panel.</text:p>
      <text:p text:style-name="P1">3) Validation on the fields must be present – apply simple validation. </text:p>
      <text:p text:style-name="P1"/>
      <text:p text:style-name="P1"><text:s/><text:span text:style-name="T1">Logout </text:span></text:p>
      <text:p text:style-name="P1">1) should remove any authentication and send the user back to the login screen.</text:p>
      <text:p text:style-name="P1"/>
      <text:p text:style-name="P1"><text:span text:style-name="T1">Page refresh</text:span></text:p>
      <text:p text:style-name="P1"/>
      <text:p text:style-name="P1">If the user is logged, when the page is refreshed the user must be remain on their notes view, not redirected to login. </text:p>
      <text:p text:style-name="P1"><text:s/></text:p>
      <text:p text:style-name="P1"/>
      <text:p text:style-name="P1">This test requires you to amend the frontend and backend code. </text:p>
      <text:p text:style-name="P1"/>
      <text:p text:style-name="P1">You do NOT need to use a database, just store objects in memory. </text:p>
      <text:p text:style-name="P1"/>
      <text:p text:style-name="P1">You are not required to change code in the backend ‘security’ package. </text:p>
      <text:p text:style-name="P1"/>
      <text:p text:style-name="P1">Frontend look and feel does not need to look pretty! Just needs to be sensible for the purpose of this test. </text:p>
      <text:p text:style-name="P1"/>
      <text:p text:style-name="P1">Do not spend more than 2 hours working on this, should you go over – report your finding and recommendations.</text:p>
      <text:p text:style-name="P1"/>
      <text:p text:style-name="P1"/>
      <text:p text:style-name="P1"/>
      <text:p text:style-name="P1">The application is build using SpringBoot, run the application in Intellij Community edition (see main method in Application class) </text:p>
      <text:p text:style-name="P4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3</meta:generator>
  </office:meta>
</office:document-meta>
</file>